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15cm"/>
    </style:style>
    <style:style style:name="gr2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82.1cm" svg:height="7.4cm" svg:x="1cm" svg:y="2cm">
          <draw:text-box>
            <text:p text:style-name="P1"><text:span text:style-name="T1">Dirac integration with a general purpose bookkeeping DB:</text:span></text:p>
            <text:p text:style-name="P1"><text:span text:style-name="T1"><text:s/></text:span><text:span text:style-name="T1">a complete general suite for distributed resources exploitation</text:span></text:p>
          </draw:text-box>
        </draw:frame>
        <draw:frame draw:style-name="gr2" draw:text-style-name="P3" draw:layer="layout" svg:width="82.1cm" svg:height="1.7cm" svg:x="1cm" svg:y="8.4cm">
          <draw:text-box>
            <text:p><text:span text:style-name="T2">Contributors: M Chrzaszcz (PAN), C De Santis (INFN-Roma), G Donvito (INFN-Bari), A Fella (INFN-Pisa), R Grzymkowski, B Santeramo (INFN-Bari), L Tomassetti, M Zdyb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Santeramo</meta:initial-creator>
    <meta:creation-date>2013-10-04T15:15:00</meta:creation-date>
    <dc:date>2013-10-07T10:44:32</dc:date>
    <dc:creator>Bruno Santeramo</dc:creator>
    <meta:editing-duration>PT16M47S</meta:editing-duration>
    <meta:editing-cycles>2</meta:editing-cycles>
    <meta:generator>LibreOffice/3.5$Linux_X86_64 LibreOffice_project/350m1$Build-2</meta:generator>
    <meta:document-statistic meta:object-count="2"/>
  </office:meta>
</office:document-meta>
</file>